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ntarell" svg:font-family="Cantarell"/>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paragraph-rsid="001ed138"/>
    </style:style>
    <style:style style:name="P2" style:family="paragraph" style:parent-style-name="Title" style:master-page-name="Standard">
      <style:paragraph-properties style:page-number="auto"/>
    </style:style>
    <style:style style:name="P3" style:family="paragraph" style:parent-style-name="Compact" style:list-style-name="WWNum1001"/>
    <style:style style:name="P4" style:family="paragraph" style:parent-style-name="Compact" style:list-style-name="WWNum1002">
      <style:text-properties officeooo:paragraph-rsid="001ed138"/>
    </style:style>
    <style:style style:name="P5" style:family="paragraph" style:parent-style-name="First_20_Paragraph">
      <style:text-properties officeooo:paragraph-rsid="001ed138"/>
    </style:style>
    <style:style style:name="P6" style:family="paragraph" style:parent-style-name="Heading_20_2">
      <style:text-properties officeooo:paragraph-rsid="001ed138"/>
    </style:style>
    <style:style style:name="T1" style:family="text">
      <style:text-properties fo:font-style="italic" style:font-style-asian="italic"/>
    </style:style>
    <style:style style:name="T2" style:family="text">
      <style:text-properties officeooo:rsid="001ed138"/>
    </style:style>
    <style:style style:name="T3" style:family="text">
      <style:text-properties style:font-name="Cantarell" officeooo:rsid="001ed138"/>
    </style:style>
    <style:style style:name="T4" style:family="text">
      <style:text-properties style:text-position="sub 58%" officeooo:rsid="001ed1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W-CO<text:span text:style-name="T4">2</text:span>-models</text:p>
      <text:p text:style-name="Author">EW</text:p>
      <text:p text:style-name="Date">February 18, 2016</text:p>
      <text:h text:style-name="Heading_20_2" text:outline-level="2"><text:bookmark text:name="methods-abbreviations-likely-used-in-paper-already-have-been-used-without-full-defintion"/>Methods (abbreviations likely used in paper already have been used without full defintion)</text:h>
      <text:p text:style-name="P5">Seasonal CO<text:span text:style-name="T4">2</text:span> fluxes of Wascana were calculated based on physicochemical measurements and constants following methods outlined in Finlay et al. (2009). Fluxes were therefore directly related to measures such as pH, conductivity, salinity, and DIC, with pH likely to be the predominant control seasonally given its high correlation with annual CO<text:span text:style-name="T4">2</text:span> flux (Finlay et al. 2015).</text:p>
      <text:p text:style-name="P1">Generalised additive models (GAMs) were used, firstly, to enumerate the variation in flux accounted for by pH alone, and secondly, to evaluate the relative contribution of lake metabolism correlates (O<text:span text:style-name="T4">2</text:span>, DOC, GPP, TDN, chl <text:span text:style-name="T1">a</text:span>) and climate indices (Pacific Decadal Oscillation, PDO; Southern Oscillation Index, SOI) to seasonal variation in pH. All numerical analyses were performed using R (Version 3.2.3; R Core Team 2015) with the mgcv package (Version 1.8-10; Wood 2011).</text:p>
      <text:p text:style-name="P1">Predictor variables were chosen based on availability (minimal missing observations), previously identified relationships with CO<text:span text:style-name="T4">2</text:span> flux and pH (Finlay et al. 2009; 2015), and independence (minimal covariation). Variables that were right-skewed (TDN, chl <text:span text:style-name="T1">a</text:span>, DOC) were log-transformed (base 10). Owing to the potential for an interactive effect of SOI and PDO (Shabbar &amp; Yu 2012), the two terms were modelled as a bivariate smooth using a tensor product spline. In order to explicitly model seasonal, not annual, patterns in the data, the year of each measurement was added to the model as a random effect. The double penalty method of Marra &amp; Wood (2011) was used for model selection. In the double penalty method, as well as the usual penalty to promote smoothness, an additional penalty term is applied to smooths which penalises the linear part of the spline. The effect of this is that redundant model terms can be effectively removed entirely from the model. The double penalty method of model selection has good performance relative to other model selection methods in tests with simulated data (Marra &amp; Wood, 2011).</text:p>
      <text:h text:style-name="Heading_20_2" text:outline-level="2"><text:bookmark text:name="results"/>Results</text:h>
      <text:list xml:id="list2799651922395013229" text:style-name="WWNum1001">
        <text:list-item>
          <text:p text:style-name="P3">Numbers for a table: NS = not significant</text:p>
        </text:list-item>
      </text:list>
      <text:list xml:id="list830850527772751909" text:style-name="WWNum1002">
        <text:list-item>
          <text:list>
            <text:list-item>
              <text:p text:style-name="P4">CO<text:span text:style-name="T4">2</text:span> ~ pH (p &lt; 0.001): DEVIANCE EXPLAINED 95%</text:p>
            </text:list-item>
            <text:list-item>
              <text:p text:style-name="P4">pH ~ DOC (NS), TDN (NS), chl <text:span text:style-name="T1">a</text:span> (p &lt; 0.001), O<text:span text:style-name="T4">2</text:span> (NS), PDO-SOI (p &lt; 0.001), GPP (NS): DEVIANCE EXPLAINED 39%</text:p>
            </text:list-item>
          </text:list>
        </text:list-item>
      </text:list>
      <text:p text:style-name="P5"><text:soft-page-break/>As expected, pH accounted for almost all of the variation in CO<text:span text:style-name="T4">2</text:span> flux (95%) in Wascana with a strong negative relationship (Fig. [co2model]). Only two (chl <text:span text:style-name="T1">a</text:span>, PDO-SOI) out of six predictors of pH were significant (p &lt; 0.001). TDN, O<text:span text:style-name="T4">2</text:span>, and GPP were shrunk from the model, and DOC had a small negative effect on pH (not shown). Chl <text:span text:style-name="T1">a</text:span> had a strong positive effect on pH (&gt; 1 unit-change; Fig. [phmodel]), though above 50 that rate of change in pH with increasing Chl <text:span text:style-name="T1">a</text:span> diminished. Climate (PDO &amp; SOI) had a slightly lesser predictive effect on pH (&lt; 1 unit-change; not shown). </text:p>
      <text:h text:style-name="P6" text:outline-level="2"><text:bookmark text:name="full-references-to-stuff-peter-may-not-have-in-the-paper-yet"/>Full references to stuff Peter may not have in the paper yet</text:h>
      <text:p text:style-name="First_20_Paragraph">R Core Team (2015). R: A language and environment for statistical computing. R Foundation for Statistical Computing, Vienna, Austria. URL <text:a xlink:type="simple" xlink:href="http://www.R-project.org/" text:style-name="Internet_20_link" text:visited-style-name="Visited_20_Internet_20_Link">http://www.R-project.org/</text:a>.</text:p>
      <text:p text:style-name="Text_20_body">Amir Shabbar &amp; Bin Yu (2012) Intraseasonal Canadian Winter Temperature Responses to Interannual and Interdecadal Pacific SST Modulations, Atmosphere-Ocean, 50:1, 109-121, DOI: 10.1080/07055900.2012.657154</text:p>
      <text:p text:style-name="Text_20_body">Marra, G. &amp; Wood, S. N. (2011) Practical variable selection for generalized additive models. <text:span text:style-name="T1">Computational Statatistics and Data Analysis</text:span> 55:2372–-2387</text:p>
      <text:p text:style-name="Text_20_body">Wood, S.N. (2011) Fast stable restricted maximum likelihood and marginal likelihood estimation of semiparametric generalized linear models. <text:span text:style-name="T1">Journal of the Royal Statistical Society (B)</text:span> 73(1):3-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ntarell" svg:font-family="Cantarell"/>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Cambria1" style:font-size-asian="12pt" style:language-asian="en" style:country-asian="US" style:font-name-complex="F" style:font-size-complex="12pt" style:language-complex="ar" style:country-complex="SA"/>
    </style:default-style>
    <style:default-style style:family="paragraph">
      <style:paragraph-properties fo:margin-top="0cm" fo:margin-bottom="0.353cm" loext:contextual-spacing="false"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Cambria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318cm" fo:margin-bottom="0.318c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default-outline-level="" style:class="extra">
      <style:paragraph-properties fo:margin-top="0cm" fo:margin-bottom="0.212cm" loext: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64cm" fo:margin-bottom="0.064cm" loext:contextual-spacing="false"/>
    </style:style>
    <style:style style:name="Title" style:family="paragraph" style:parent-style-name="Standard" style:next-style-name="Text_20_body" style:default-outline-level="" style:class="chapter">
      <style:paragraph-properties fo:margin-top="0.847cm" fo:margin-bottom="0.423cm"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default-outline-level="" style:class="chapter">
      <style:paragraph-properties fo:margin-top="0.423cm" fo:margin-bottom="0.423cm" loext: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default-outline-level="">
      <style:paragraph-properties fo:text-align="center" style:justify-single-word="false" fo:keep-together="always" fo:orphans="2" fo:widows="2" fo:keep-with-next="always" style:writing-mode="lr-tb"/>
    </style:style>
    <style:style style:name="Date" style:family="paragraph" style:next-style-name="Text_20_body" style:default-outline-level="">
      <style:paragraph-properties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529cm" fo:margin-bottom="0.529cm"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Heading_20_1" style:display-name="Heading 1" style:family="paragraph" style:parent-style-name="Standard" style:next-style-name="Text_20_body" style:default-outline-level="1" style:list-style-name="" style:class="text">
      <style:paragraph-properties fo:margin-top="0.847cm" fo:margin-bottom="0cm" loext:contextual-spacing="false" fo:keep-together="always" fo:keep-with-next="always"/>
      <style:text-properties fo:color="#345a8a"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4" style:display-name="Heading 4" style:family="paragraph" style:parent-style-name="Standard" style:next-style-name="Text_20_body" style:default-outline-level="4"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default-outline-level="">
      <style:paragraph-properties fo:margin-left="0cm" fo:margin-right="0cm" fo:margin-top="0.176cm" fo:margin-bottom="0.176cm" loext:contextual-spacing="false" fo:text-indent="0cm" style:auto-text-indent="false"/>
      <style:text-properties style:font-name="Calibri" fo:font-family="Calibri"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default-outline-level="">
      <style:paragraph-properties fo:margin-top="0cm" fo:margin-bottom="0cm"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style style:name="Figure_20_with_20_Caption" style:display-name="Figure with Caption" style:family="paragraph" style:parent-style-name="Figure" style:default-outline-level="">
      <style:paragraph-properties fo:keep-with-next="always"/>
    </style:style>
    <style:style style:name="Contents_20_Heading" style:display-name="Contents Heading" style:family="paragraph" style:parent-style-name="Heading_20_1" style:next-style-name="Text_20_body" style:default-outline-level="" style:class="index">
      <style:paragraph-properties fo:margin-top="0.423cm" fo:margin-bottom="0cm" loext:contextual-spacing="false" fo:line-height="108%"/>
      <style:text-properties fo:color="#365f91"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style:default-outline-level="">
      <style:graphic-properties draw:fill="solid" draw:fill-color="#f8f8f8"/>
      <style:paragraph-properties fo:background-color="#f8f8f8"/>
    </style:style>
    <style:style style:name="Quotations" style:family="paragraph" style:parent-style-name="Standard" style:class="html"/>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anchor" style:display-name="Footnote anchor" style:family="text" style:parent-style-name="Body_20_Text_20_Char">
      <style:text-properties style:text-position="super 58%"/>
    </style:style>
    <style:style style:name="Internet_20_link" style:display-name="Internet link" style:family="text" style:parent-style-name="Body_20_Text_20_Char">
      <style:text-properties fo:color="#4f81bd"/>
    </style:style>
    <style:style style:name="KeywordTok" style:family="text" style:parent-style-name="Verbatim_20_Char">
      <style:text-properties fo:color="#204a87" fo:background-color="#f8f8f8"/>
    </style:style>
    <style:style style:name="DataTypeTok" style:family="text" style:parent-style-name="Verbatim_20_Char">
      <style:text-properties fo:color="#204a87" fo:background-color="#f8f8f8"/>
    </style:style>
    <style:style style:name="DecValTok" style:family="text" style:parent-style-name="Verbatim_20_Char">
      <style:text-properties fo:color="#0000cf" fo:background-color="#f8f8f8"/>
    </style:style>
    <style:style style:name="BaseNTok" style:family="text" style:parent-style-name="Verbatim_20_Char">
      <style:text-properties fo:color="#0000cf" fo:background-color="#f8f8f8"/>
    </style:style>
    <style:style style:name="FloatTok" style:family="text" style:parent-style-name="Verbatim_20_Char">
      <style:text-properties fo:color="#0000cf" fo:background-color="#f8f8f8"/>
    </style:style>
    <style:style style:name="ConstantTok" style:family="text" style:parent-style-name="Verbatim_20_Char">
      <style:text-properties fo:color="#000000" fo:background-color="#f8f8f8"/>
    </style:style>
    <style:style style:name="CharTok" style:family="text" style:parent-style-name="Verbatim_20_Char">
      <style:text-properties fo:color="#4e9a06" fo:background-color="#f8f8f8"/>
    </style:style>
    <style:style style:name="SpecialCharTok" style:family="text" style:parent-style-name="Verbatim_20_Char">
      <style:text-properties fo:color="#000000" fo:background-color="#f8f8f8"/>
    </style:style>
    <style:style style:name="StringTok" style:family="text" style:parent-style-name="Verbatim_20_Char">
      <style:text-properties fo:color="#4e9a06" fo:background-color="#f8f8f8"/>
    </style:style>
    <style:style style:name="VerbatimStringTok" style:family="text" style:parent-style-name="Verbatim_20_Char">
      <style:text-properties fo:color="#4e9a06" fo:background-color="#f8f8f8"/>
    </style:style>
    <style:style style:name="SpecialStringTok" style:family="text" style:parent-style-name="Verbatim_20_Char">
      <style:text-properties fo:color="#4e9a06" fo:background-color="#f8f8f8"/>
    </style:style>
    <style:style style:name="ImportTok" style:family="text" style:parent-style-name="Verbatim_20_Char">
      <style:text-properties fo:background-color="#f8f8f8"/>
    </style:style>
    <style:style style:name="CommentTok" style:family="text" style:parent-style-name="Verbatim_20_Char">
      <style:text-properties fo:color="#8f5902" fo:font-style="italic" fo:background-color="#f8f8f8" style:font-style-asian="italic"/>
    </style:style>
    <style:style style:name="DocumentationTok" style:family="text" style:parent-style-name="Verbatim_20_Char">
      <style:text-properties fo:color="#8f5902" fo:font-style="italic" fo:background-color="#f8f8f8" style:font-style-asian="italic"/>
    </style:style>
    <style:style style:name="AnnotationTok" style:family="text" style:parent-style-name="Verbatim_20_Char">
      <style:text-properties fo:color="#8f5902" fo:font-style="italic" fo:background-color="#f8f8f8" style:font-style-asian="italic"/>
    </style:style>
    <style:style style:name="CommentVarTok" style:family="text" style:parent-style-name="Verbatim_20_Char">
      <style:text-properties fo:color="#8f5902" fo:font-style="italic" fo:background-color="#f8f8f8" style:font-style-asian="italic"/>
    </style:style>
    <style:style style:name="OtherTok" style:family="text" style:parent-style-name="Verbatim_20_Char">
      <style:text-properties fo:color="#8f5902" fo:background-color="#f8f8f8"/>
    </style:style>
    <style:style style:name="FunctionTok" style:family="text" style:parent-style-name="Verbatim_20_Char">
      <style:text-properties fo:color="#000000" fo:background-color="#f8f8f8"/>
    </style:style>
    <style:style style:name="VariableTok" style:family="text" style:parent-style-name="Verbatim_20_Char">
      <style:text-properties fo:color="#000000" fo:background-color="#f8f8f8"/>
    </style:style>
    <style:style style:name="ControlFlowTok" style:family="text" style:parent-style-name="Verbatim_20_Char">
      <style:text-properties fo:color="#204a87" fo:background-color="#f8f8f8"/>
    </style:style>
    <style:style style:name="OperatorTok" style:family="text" style:parent-style-name="Verbatim_20_Char">
      <style:text-properties fo:color="#ce5c00" fo:background-color="#f8f8f8"/>
    </style:style>
    <style:style style:name="BuiltInTok" style:family="text" style:parent-style-name="Verbatim_20_Char">
      <style:text-properties fo:background-color="#f8f8f8"/>
    </style:style>
    <style:style style:name="ExtensionTok" style:family="text" style:parent-style-name="Verbatim_20_Char">
      <style:text-properties fo:background-color="#f8f8f8"/>
    </style:style>
    <style:style style:name="PreprocessorTok" style:family="text" style:parent-style-name="Verbatim_20_Char">
      <style:text-properties fo:color="#8f5902" fo:font-style="italic" fo:background-color="#f8f8f8" style:font-style-asian="italic"/>
    </style:style>
    <style:style style:name="AttributeTok" style:family="text" style:parent-style-name="Verbatim_20_Char">
      <style:text-properties fo:color="#c4a000" fo:background-color="#f8f8f8"/>
    </style:style>
    <style:style style:name="RegionMarkerTok" style:family="text" style:parent-style-name="Verbatim_20_Char">
      <style:text-properties fo:background-color="#f8f8f8"/>
    </style:style>
    <style:style style:name="InformationTok" style:family="text" style:parent-style-name="Verbatim_20_Char">
      <style:text-properties fo:color="#8f5902" fo:font-style="italic" fo:background-color="#f8f8f8" style:font-style-asian="italic"/>
    </style:style>
    <style:style style:name="WarningTok" style:family="text" style:parent-style-name="Verbatim_20_Char">
      <style:text-properties fo:color="#8f5902" fo:font-style="italic" fo:background-color="#f8f8f8" style:font-style-asian="italic"/>
    </style:style>
    <style:style style:name="AlertTok" style:family="text" style:parent-style-name="Verbatim_20_Char">
      <style:text-properties fo:color="#ef2929" fo:background-color="#f8f8f8"/>
    </style:style>
    <style:style style:name="ErrorTok" style:family="text" style:parent-style-name="Verbatim_20_Char">
      <style:text-properties fo:color="#a40000" fo:background-color="#f8f8f8"/>
    </style:style>
    <style:style style:name="NormalTok" style:family="text" style:parent-style-name="Verbatim_20_Char">
      <style:text-properties fo:background-color="#f8f8f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W-CO2-models</dc:title>
    <meta:initial-creator>EW</meta:initial-creator>
    <meta:creation-date>2016-02-18T00:00:00</meta:creation-date>
    <dc:date>2016-02-18T22:05:13.357501207</dc:date>
    <meta:generator>LibreOffice/5.0.0.5$Linux_X86_64 LibreOffice_project/00$Build-5</meta:generator>
    <meta:editing-duration>PT16M44S</meta:editing-duration>
    <dc:creator>Emma Wiik</dc:creator>
    <meta:editing-cycles>1</meta:editing-cycles>
    <meta:document-statistic meta:table-count="0" meta:image-count="0" meta:object-count="0" meta:page-count="2" meta:paragraph-count="17" meta:word-count="576" meta:character-count="3637" meta:non-whitespace-character-count="308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sub>
      <mi mathvariant="normal">❑</mi>
      <mn>2</mn>
    </msub>
    <annotation encoding="StarMath 5.0">&lt;?&gt; rsub {2}</annotation>
  </semantics>
</math>
</file>

<file path=Object 2/content.xml><?xml version="1.0" encoding="utf-8"?>
<math xmlns="http://www.w3.org/1998/Math/MathML" display="block">
  <semantics>
    <msub>
      <mi mathvariant="normal">❑</mi>
      <mn>2</mn>
    </msub>
    <annotation encoding="StarMath 5.0">&lt;?&gt; rsub {2}</annotation>
  </semantics>
</math>
</file>

<file path=Object 3/content.xml><?xml version="1.0" encoding="utf-8"?>
<math xmlns="http://www.w3.org/1998/Math/MathML" display="block">
  <semantics>
    <msub>
      <mi mathvariant="normal">❑</mi>
      <mn>2</mn>
    </msub>
    <annotation encoding="StarMath 5.0">&lt;?&gt; rsub {2}</annotation>
  </semantics>
</math>
</file>

<file path=Object 4/content.xml><?xml version="1.0" encoding="utf-8"?>
<math xmlns="http://www.w3.org/1998/Math/MathML" display="block">
  <semantics>
    <msub>
      <mi mathvariant="normal">❑</mi>
      <mn>2</mn>
    </msub>
    <annotation encoding="StarMath 5.0">&lt;?&gt; rsub {2}</annotation>
  </semantics>
</math>
</file>

<file path=Object 5/content.xml><?xml version="1.0" encoding="utf-8"?>
<math xmlns="http://www.w3.org/1998/Math/MathML" display="block">
  <semantics>
    <msub>
      <mi mathvariant="normal">❑</mi>
      <mn>2</mn>
    </msub>
    <annotation encoding="StarMath 5.0">&lt;?&gt; rsub {2}</annotation>
  </semantics>
</math>
</file>

<file path=Object 6/content.xml><?xml version="1.0" encoding="utf-8"?>
<math xmlns="http://www.w3.org/1998/Math/MathML" display="block">
  <semantics>
    <mrow>
      <mi>μ</mi>
      <mi>g</mi>
      <msup>
        <mi>L</mi>
        <mrow>
          <mi>−</mi>
          <mn>1</mn>
        </mrow>
      </msup>
    </mrow>
    <annotation encoding="StarMath 5.0">μ g {L} ^ {− 1}</annotation>
  </semantics>
</math>
</file>